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300000161652073B48F20DF00.png" manifest:media-type="image/png"/>
  <manifest:file-entry manifest:full-path="Pictures/10000201000001D60000029E6E97E667EE1375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1.369cm" svg:height="16.207cm" svg:x="1.27cm" svg:y="2.286cm">
          <draw:image xlink:href="Pictures/10000201000001D60000029E6E97E667EE13759F.png" xlink:type="simple" xlink:show="embed" xlink:actuate="onLoad">
            <text:p/>
          </draw:image>
        </draw:frame>
        <draw:frame draw:style-name="gr1" draw:text-style-name="P1" draw:layer="layout" svg:width="12.844cm" svg:height="8.538cm" svg:x="14.334cm" svg:y="6.448cm">
          <draw:image xlink:href="Pictures/100002010000021300000161652073B48F20DF00.png" xlink:type="simple" xlink:show="embed" xlink:actuate="onLoad">
            <text:p/>
          </draw:image>
        </draw:frame>
        <draw:custom-shape draw:style-name="gr2" draw:text-style-name="P1" draw:layer="layout" svg:width="0.508cm" svg:height="0.508cm" svg:x="17.52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17.526cm" svg:y="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20:20:40.925135529</meta:creation-date>
    <dc:date>2017-12-29T20:23:55.709830720</dc:date>
    <meta:editing-duration>PT3M17S</meta:editing-duration>
    <meta:editing-cycles>1</meta:editing-cycles>
    <meta:document-statistic meta:object-count="27"/>
    <meta:generator>LibreOffice/5.4.2.2$Linux_X86_64 LibreOffice_project/40m0$Build-2</meta:generator>
  </office:meta>
</office:document-meta>
</file>